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20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21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1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3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8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3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5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4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57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58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68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6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7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78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8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8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91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9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02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0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11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1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22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2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3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3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46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47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top="10.00pt"/>
    </style:style>
    <style:style style:name="P3" style:family="paragraph">
      <style:paragraph-properties fo:line-height="115.00%" fo:text-align="left" fo:margin-top="10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top="10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top="10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top="10.00pt"/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top="10.00pt"/>
    </style:style>
    <style:style style:name="P12" style:family="paragraph">
      <style:paragraph-properties fo:line-height="115.00%" fo:text-align="left" fo:margin-top="10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top="10.00pt"/>
    </style:style>
    <style:style style:name="P15" style:family="paragraph">
      <style:paragraph-properties fo:line-height="115.00%" fo:text-align="left" fo:margin-top="10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top="10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top="10.00p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 fo:margin-top="10.00p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 fo:margin-top="10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top="10.00p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 fo:margin-top="10.00p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top="1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top="10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top="10.00p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15.00%" fo:text-align="left" fo:margin-top="10.00pt"/>
    </style:style>
    <style:style style:name="P36" style:family="paragraph">
      <style:paragraph-properties fo:line-height="115.00%" fo:text-align="left"/>
    </style:style>
  </office:automatic-styles>
  <office:body>
    <office:text>
      <text:p text:style-name="P1"><text:span text:style-name="T1">Les noms en rouge sont les noms des tables.</text:span></text:p>
      <text:p text:style-name="P1"><text:span text:style-name="T1">Les “@nom_table” représentent les clés étrangères.</text:span></text:p>
      <text:p text:style-name="P1"><text:span text:style-name="T1">Les noms soulignés représentent les clés primaires.</text:span></text:p>
      <text:p text:style-name="P1"><text:span text:style-name="T2"/></text:p>
      <text:p text:style-name="P2"><text:span text:style-name="T2"/></text:p>
      <text:p text:style-name="P3"><text:span text:style-name="T3">Utilisateur(</text:span><text:span text:style-name="T4">user</text:span><text:span text:style-name="T5">):</text:span></text:p>
      <text:p text:style-name="P4"><text:span text:style-name="T6">-<text:s/></text:span><text:span text:style-name="T7">ID*(id)</text:span></text:p>
      <text:p text:style-name="P4"><text:span text:style-name="T8">- Nom*(lastname)</text:span></text:p>
      <text:p text:style-name="P4"><text:span text:style-name="T8">- Prénom*(firstname)</text:span></text:p>
      <text:p text:style-name="P4"><text:span text:style-name="T8">- Mot de passe(password)</text:span></text:p>
      <text:p text:style-name="P4"><text:span text:style-name="T8">- Date de naissance*(birth_date)</text:span></text:p>
      <text:p text:style-name="P4"><text:span text:style-name="T8">- Adresse email*(address_email)</text:span></text:p>
      <text:p text:style-name="P4"><text:span text:style-name="T8">- Numéro de portable ou fix(phone)</text:span></text:p>
      <text:p text:style-name="P4"><text:span text:style-name="T8">- Date de création(created_at)</text:span></text:p>
      <text:p text:style-name="P4"><text:span text:style-name="T8">- Adresse(id =&gt; @</text:span><text:span text:style-name="T9">address</text:span><text:span text:style-name="T10">)</text:span></text:p>
      <text:p text:style-name="P4"><text:span text:style-name="T11"/></text:p>
      <text:p text:style-name="P5"><text:span text:style-name="T12">Groupe(</text:span><text:span text:style-name="T13">group</text:span><text:span text:style-name="T14">)</text:span></text:p>
      <text:p text:style-name="P6"><text:span text:style-name="T15">-<text:s/></text:span><text:span text:style-name="T16">ID*(id)</text:span></text:p>
      <text:p text:style-name="P6"><text:span text:style-name="T17">- Role*(role)</text:span></text:p>
      <text:p text:style-name="P6"><text:span text:style-name="T18"/></text:p>
      <text:p text:style-name="P7"><text:span text:style-name="T19">Utilisateur-Groupe(</text:span><text:span text:style-name="T20">user_group</text:span><text:span text:style-name="T21">) -&gt;Table associatif</text:span></text:p>
      <text:p text:style-name="P8"><text:span text:style-name="T22">-<text:s/></text:span><text:span text:style-name="T23">ID*(id)</text:span></text:p>
      <text:p text:style-name="P8"><text:span text:style-name="T24">- ID utilisateur*(id =&gt; @</text:span><text:span text:style-name="T25">user</text:span><text:span text:style-name="T26">)</text:span></text:p>
      <text:p text:style-name="P8"><text:span text:style-name="T26">- ID groupe*(id=&gt; @</text:span><text:span text:style-name="T27">group</text:span><text:span text:style-name="T28">)</text:span></text:p>
      <text:p text:style-name="P8"><text:span text:style-name="T29"/></text:p>
      <text:p text:style-name="P9"><text:span text:style-name="T30">Adresse(</text:span><text:span text:style-name="T31">address</text:span><text:span text:style-name="T32">)</text:span></text:p>
      <text:p text:style-name="P10"><text:span text:style-name="T33">-<text:s/></text:span><text:span text:style-name="T34">ID*(id)</text:span></text:p>
      <text:p text:style-name="P10"><text:span text:style-name="T35">- Ville(city)</text:span></text:p>
      <text:p text:style-name="P10"><text:span text:style-name="T35">- Pays(country)</text:span></text:p>
      <text:p text:style-name="P10"><text:span text:style-name="T35">- Adresse(address)</text:span></text:p>
      <text:p text:style-name="P10"><text:span text:style-name="T35">- Code postal(postal_code)</text:span></text:p>
      <text:p text:style-name="P10"><text:span text:style-name="T35">- Complément d’adresse(address_complement)</text:span><text:span text:style-name="T36"/></text:p>
      <text:p text:style-name="P11"><text:span text:style-name="T36"/></text:p>
      <text:p text:style-name="P12"><text:span text:style-name="T37">Catégorie(</text:span><text:span text:style-name="T38">category</text:span><text:span text:style-name="T39">)</text:span></text:p>
      <text:p text:style-name="P13"><text:span text:style-name="T40">-<text:s/></text:span><text:span text:style-name="T41">ID*(id)</text:span></text:p>
      <text:p text:style-name="P13"><text:span text:style-name="T42">- Catégorie*(category)</text:span></text:p>
      <text:p text:style-name="P13"><text:span text:style-name="T42">- Catégorie parente(parent)</text:span></text:p>
      <text:p text:style-name="P13"><text:span text:style-name="T43"/></text:p>
      <text:p text:style-name="P14"><text:span text:style-name="T43"/></text:p>
      <text:p text:style-name="P15"><text:span text:style-name="T44">Produit(</text:span><text:span text:style-name="T45">product</text:span><text:span text:style-name="T46">)</text:span></text:p>
      <text:p text:style-name="P16"><text:span text:style-name="T47">-<text:s/></text:span><text:span text:style-name="T48">ID*(id)</text:span></text:p>
      <text:p text:style-name="P16"><text:span text:style-name="T49">- Nom*(name)</text:span></text:p>
      <text:p text:style-name="P16"><text:span text:style-name="T49">- Prix*(price)</text:span></text:p>
      <text:p text:style-name="P16"><text:span text:style-name="T49">- Caractéristique(description)</text:span></text:p>
      <text:p text:style-name="P16"><text:span text:style-name="T49">- Référence du produit(reference)</text:span></text:p>
      <text:p text:style-name="P16"><text:span text:style-name="T49">- Fournisseur(id =&gt; @</text:span><text:span text:style-name="T50">supplier</text:span><text:span text:style-name="T51">)</text:span></text:p>
      <text:p text:style-name="P16"><text:span text:style-name="T51">- Constructeur(id =&gt; @</text:span><text:span text:style-name="T52">constructor</text:span><text:span text:style-name="T53">)</text:span></text:p>
      <text:p text:style-name="P16"><text:span text:style-name="T53">- Stock(id =&gt; @</text:span><text:span text:style-name="T54">stock</text:span><text:span text:style-name="T55">)</text:span></text:p>
      <text:p text:style-name="P17"><text:span text:style-name="T56">Produit-Catégorie(</text:span><text:span text:style-name="T57">product_category</text:span><text:span text:style-name="T58">) -&gt; Table associatif</text:span></text:p>
      <text:p text:style-name="P18"><text:span text:style-name="T59">-<text:s/></text:span><text:span text:style-name="T60">ID*(id)</text:span></text:p>
      <text:p text:style-name="P18"><text:span text:style-name="T61">- ID produit*(id =&gt; @</text:span><text:span text:style-name="T62">product</text:span><text:span text:style-name="T63">)</text:span></text:p>
      <text:p text:style-name="P18"><text:span text:style-name="T63">- ID catégorie*(id =&gt; @</text:span><text:span text:style-name="T64">category</text:span><text:span text:style-name="T65">)</text:span></text:p>
      <text:p text:style-name="P18"><text:span text:style-name="T66"/></text:p>
      <text:p text:style-name="P19"><text:span text:style-name="T67">Produit-Stock(</text:span><text:span text:style-name="T68">product_stock</text:span><text:span text:style-name="T69">)</text:span></text:p>
      <text:p text:style-name="P20"><text:span text:style-name="T70">-<text:s/></text:span><text:span text:style-name="T71">ID*(id)</text:span></text:p>
      <text:p text:style-name="P20"><text:span text:style-name="T72">- Total(total)</text:span></text:p>
      <text:p text:style-name="P20"><text:span text:style-name="T72">- ID produit*(id =&gt; @</text:span><text:span text:style-name="T73">product</text:span><text:span text:style-name="T74">)</text:span></text:p>
      <text:p text:style-name="P20"><text:span text:style-name="T75"/></text:p>
      <text:p text:style-name="P21"><text:span text:style-name="T76">Fournisseur(</text:span><text:span text:style-name="T77">supplier</text:span><text:span text:style-name="T78">)</text:span></text:p>
      <text:p text:style-name="P22"><text:span text:style-name="T79">-<text:s/></text:span><text:span text:style-name="T80">ID fournisseur*(id)</text:span></text:p>
      <text:p text:style-name="P22"><text:span text:style-name="T81">- Nom*(name)</text:span></text:p>
      <text:p text:style-name="P22"><text:span text:style-name="T82"/></text:p>
      <text:p text:style-name="P23"><text:span text:style-name="T83">Constructeur(</text:span><text:span text:style-name="T84">maker</text:span><text:span text:style-name="T85">)</text:span></text:p>
      <text:p text:style-name="P24"><text:span text:style-name="T86">-<text:s/></text:span><text:span text:style-name="T87">ID constructeur*(id)</text:span></text:p>
      <text:p text:style-name="P24"><text:span text:style-name="T88">- Nom*(name)</text:span></text:p>
      <text:p text:style-name="P24"><text:span text:style-name="T89"/></text:p>
      <text:p text:style-name="P25"><text:span text:style-name="T90">Commande(</text:span><text:span text:style-name="T91">order</text:span><text:span text:style-name="T92">)</text:span></text:p>
      <text:p text:style-name="P26"><text:span text:style-name="T93">-<text:s/></text:span><text:span text:style-name="T94">ID*(id)</text:span></text:p>
      <text:p text:style-name="P26"><text:span text:style-name="T95">- Quantité*(quantity)</text:span></text:p>
      <text:p text:style-name="P26"><text:span text:style-name="T95">- Total*(total)</text:span></text:p>
      <text:p text:style-name="P26"><text:span text:style-name="T95">- Date de création*(created_at)</text:span></text:p>
      <text:p text:style-name="P26"><text:span text:style-name="T95">- ID utilisateur(id =&gt; @</text:span><text:span text:style-name="T96">user</text:span><text:span text:style-name="T97">)</text:span></text:p>
      <text:p text:style-name="P26"><text:span text:style-name="T97">- ID produit(id =&gt; @</text:span><text:span text:style-name="T98">product</text:span><text:span text:style-name="T99">)</text:span></text:p>
      <text:p text:style-name="P26"><text:span text:style-name="T100"/></text:p>
      <text:p text:style-name="P27"><text:span text:style-name="T101">Évènement(</text:span><text:span text:style-name="T102">event</text:span><text:span text:style-name="T103">)</text:span></text:p>
      <text:p text:style-name="P28"><text:span text:style-name="T104">-<text:s/></text:span><text:span text:style-name="T105">ID*(id)</text:span></text:p>
      <text:p text:style-name="P28"><text:span text:style-name="T106">- Titre(title)</text:span></text:p>
      <text:p text:style-name="P28"><text:span text:style-name="T106">- Description(description)</text:span></text:p>
      <text:p text:style-name="P28"><text:span text:style-name="T106">- Date de l’évènement(event_date)</text:span></text:p>
      <text:p text:style-name="P28"><text:span text:style-name="T106">- Adresse(id =&gt; @</text:span><text:span text:style-name="T107">address</text:span><text:span text:style-name="T108">)</text:span></text:p>
      <text:p text:style-name="P28"><text:span text:style-name="T109"/></text:p>
      <text:p text:style-name="P29"><text:span text:style-name="T110">Évènement-Utilisateur(</text:span><text:span text:style-name="T111">event_user</text:span><text:span text:style-name="T112">) -&gt; Table associatif</text:span></text:p>
      <text:p text:style-name="P30"><text:span text:style-name="T113">-<text:s/></text:span><text:span text:style-name="T114">ID*(id)</text:span></text:p>
      <text:p text:style-name="P30"><text:span text:style-name="T115">- État*(status)</text:span></text:p>
      <text:p text:style-name="P30"><text:span text:style-name="T115">- ID évènement*(id =&gt; @</text:span><text:span text:style-name="T116">event</text:span><text:span text:style-name="T117">)</text:span></text:p>
      <text:p text:style-name="P30"><text:span text:style-name="T117">- ID utilisateur*(id =&gt; @</text:span><text:span text:style-name="T118">user</text:span><text:span text:style-name="T119">)</text:span></text:p>
      <text:p text:style-name="P30"><text:span text:style-name="T120"/></text:p>
      <text:p text:style-name="P31"><text:span text:style-name="T121">Evènement-Produit(</text:span><text:span text:style-name="T122">event_product</text:span><text:span text:style-name="T123">) -&gt; Table associatif</text:span></text:p>
      <text:p text:style-name="P32"><text:span text:style-name="T124">-<text:s/></text:span><text:span text:style-name="T125">ID*(id)</text:span></text:p>
      <text:p text:style-name="P32"><text:span text:style-name="T126">- ID évènement*(id =&gt; @</text:span><text:span text:style-name="T127">event</text:span><text:span text:style-name="T128">)</text:span></text:p>
      <text:p text:style-name="P32"><text:span text:style-name="T128">- ID produit*(id =&gt; @</text:span><text:span text:style-name="T129">product</text:span><text:span text:style-name="T130">)</text:span></text:p>
      <text:p text:style-name="P32"><text:span text:style-name="T131"/></text:p>
      <text:p text:style-name="P33"><text:span text:style-name="T132">Evènement-Vente(</text:span><text:span text:style-name="T133">event_sale</text:span><text:span text:style-name="T134">)</text:span></text:p>
      <text:p text:style-name="P34"><text:span text:style-name="T135">-<text:s/></text:span><text:span text:style-name="T136">ID*(id)</text:span></text:p>
      <text:p text:style-name="P34"><text:span text:style-name="T137">- ID évènement*(id =&gt; @</text:span><text:span text:style-name="T138">event</text:span><text:span text:style-name="T139">)</text:span></text:p>
      <text:p text:style-name="P34"><text:span text:style-name="T139">- ID produit*(id =&gt; @</text:span><text:span text:style-name="T140">product</text:span><text:span text:style-name="T141">)</text:span></text:p>
      <text:p text:style-name="P34"><text:span text:style-name="T141">- ID utilisateur*(id =&gt; @</text:span><text:span text:style-name="T142">user</text:span><text:span text:style-name="T143">)</text:span></text:p>
      <text:p text:style-name="P34"><text:span text:style-name="T144"/></text:p>
      <text:p text:style-name="P35"><text:span text:style-name="T145">Evènement-Vente-Détails(</text:span><text:span text:style-name="T146">event_sale_details</text:span><text:span text:style-name="T147">)</text:span></text:p>
      <text:p text:style-name="P36"><text:span text:style-name="T148">-<text:s/></text:span><text:span text:style-name="T149">ID*(id)</text:span></text:p>
      <text:p text:style-name="P36"><text:span text:style-name="T150">- Quantité(quantity)</text:span></text:p>
      <text:p text:style-name="P36"><text:span text:style-name="T150">- Total(total)</text:span></text:p>
      <text:p text:style-name="P36"><text:span text:style-name="T150">- ID évènement-vente(id =&gt; @</text:span><text:span text:style-name="T151">event_sale</text:span><text:span text:style-name="T152">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